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05in" style:rel-column-width="4392*"/>
    </style:style>
    <style:style style:name="Table1.B" style:family="table-column">
      <style:table-column-properties style:column-width="0.55in" style:rel-column-width="792*"/>
    </style:style>
    <style:style style:name="Table1.I" style:family="table-column">
      <style:table-column-properties style:column-width="0.6in" style:rel-column-width="8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line-break/><text:placeholder text:placeholder-type="text">&lt;if test="institution"&gt;</text:placeholder><text:placeholder text:placeholder-type="text">&lt;institution.name.name&gt;</text:placeholder><text:placeholder text:placeholder-type="text">&lt;/if&gt;</text:placeholder></text:h>
      <text:p text:style-name="P1">Sentinel Surveillance of Select Communicable Diseases/Syndromes</text:p>
      <text:p text:style-name="Standard"/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3">Syndromes/Events</text:p>
          </table:table-cell>
          <table:table-cell table:style-name="Table1.A1" office:value-type="string">
            <text:p text:style-name="P3">Sun</text:p>
          </table:table-cell>
          <table:table-cell table:style-name="Table1.A1" office:value-type="string">
            <text:p text:style-name="P3">Mon</text:p>
          </table:table-cell>
          <table:table-cell table:style-name="Table1.A1" office:value-type="string">
            <text:p text:style-name="P3">Tue</text:p>
          </table:table-cell>
          <table:table-cell table:style-name="Table1.A1" office:value-type="string">
            <text:p text:style-name="P3">Wed</text:p>
          </table:table-cell>
          <table:table-cell table:style-name="Table1.A1" office:value-type="string">
            <text:p text:style-name="P3">Thu</text:p>
          </table:table-cell>
          <table:table-cell table:style-name="Table1.A1" office:value-type="string">
            <text:p text:style-name="P3">Fri</text:p>
          </table:table-cell>
          <table:table-cell table:style-name="Table1.A1" office:value-type="string">
            <text:p text:style-name="P3">Sat</text:p>
          </table:table-cell>
          <table:table-cell table:style-name="Table1.I1" office:value-type="string">
            <text:p text:style-name="P3">Total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for each="line in syndrom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line[0]&gt;</text:placeholder></text:p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3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DM</meta:initial-creator>
    <meta:creation-date>2015-01-31T21:30:38</meta:creation-date>
    <meta:generator>LibreOffice/3.5$Linux_X86_64 LibreOffice_project/350m1$Build-2</meta:generator>
    <meta:editing-duration>PT2M22S</meta:editing-duration>
    <meta:editing-cycles>2</meta:editing-cycles>
    <meta:keyword>syndrome outbreak</meta:keyword>
    <dc:title>Syndromic Surveillance Report</dc:title>
    <dc:date>2015-01-31T21:30:42</dc:date>
    <dc:creator>Marc DM</dc:creator>
    <meta:document-statistic meta:table-count="1" meta:image-count="0" meta:object-count="0" meta:page-count="1" meta:paragraph-count="14" meta:word-count="28" meta:character-count="286" meta:non-whitespace-character-count="272"/>
  </office:meta>
</office:document-meta>
</file>